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Linux locking mechanisms</text:p>
            <text:p>Mark Veltzer</text:p>
            <text:p><text:span text:style-name="T1">veltzer@gnu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o am I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Linux kernel hacker</text:p>
              </text:list-item>
              <text:list-item>
                <text:p>Current maintainer of gnu grep(1)</text:p>
              </text:list-item>
              <text:list-item>
                <text:p>Free Source evangelist</text:p>
              </text:list-item>
              <text:list-item>
                <text:p>CTO of Hinbit</text:p>
              </text:list-item>
              <text:list-item>
                <text:p>Political philosopher (checkout my book “שלטון ההמון” at book stores near you...)</text:p>
              </text:list-item>
              <text:list-item>
                <text:p>Jazz piano play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locking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To avoid race conditions in accessing shared memory.</text:p>
              </text:list-item>
              <text:list-item>
                <text:p>Locking is not the only way to avoid such race conditions</text:p>
              </text:list-item>
              <text:list-item>
                <text:p>But this presentation is about locking and only about locking...</text:p>
              </text:list-item>
              <text:list-item>
                <text:p>In general locking is bad because it blocks your programs from executing and so slows your progream</text:p>
              </text:list-item>
              <text:list-item>
                <text:p>Avoid it when you can (have each thread have it's own data?, RCU, and more techniques are availabl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r space vs kernel space lock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Is completely different</text:p>
              </text:list-item>
              <text:list-item>
                <text:p>Different mechanisms, different performance considerations, different API</text:p>
              </text:list-item>
              <text:list-item>
                <text:p>But ultimately they should work togeth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r space locking mechanism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Are not allowed to block interrupts. <text:span text:style-name="T2">Ever!</text:span></text:p>
              </text:list-item>
              <text:list-item>
                <text:p><text:span text:style-name="T3">This is derived from the definition of what a secure operating system is</text:span></text:p>
              </text:list-item>
              <text:list-item>
                <text:p><text:span text:style-name="T3">If you have code in the kernel you can expose an API to user space to block and allow interrupts.</text:span></text:p>
              </text:list-item>
              <text:list-item>
                <text:p><text:span text:style-name="T3">This is considered a bad idea.</text:span></text:p>
              </text:list-item>
              <text:list-item>
                <text:p><text:span text:style-name="T3">First of all because it allows user space bugs to lock up your system</text:span></text:p>
              </text:list-item>
              <text:list-item>
                <text:p><text:span text:style-name="T3">Second because it interferes with other kernel mechanisms (like watchdogs, RCU and more).</text:span></text:p>
              </text:list-item>
              <text:list-item>
                <text:p><text:span text:style-name="T2">DONT DO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r space locking primitiv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pthreads Spinlock</text:p>
              </text:list-item>
              <text:list-item>
                <text:p>Futex</text:p>
              </text:list-item>
              <text:list-item>
                <text:p>pthreads mutex</text:p>
              </text:list-item>
              <text:list-item>
                <text:p>pthreads Readers/writer lock.</text:p>
              </text:list-item>
              <text:list-item>
                <text:p>posix semaphore</text:p>
              </text:list-item>
              <text:list-item>
                <text:p>SysV semaph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r space spin lock - intro</text:p>
          </draw:text-box>
        </draw:frame>
        <draw:frame presentation:style-name="pr4" draw:text-style-name="P1" draw:layer="layout" svg:width="25.199cm" svg:height="12.178cm" svg:x="1.4cm" svg:y="4.914cm" presentation:class="outline">
          <draw:text-box>
            <text:list text:style-name="L3">
              <text:list-item>
                <text:p text:style-name="P1"><text:span text:style-name="T3">Is implemented as a simple TAS/CAS loop with CPU relaxing and memory barrier.</text:span></text:p>
              </text:list-item>
              <text:list-item>
                <text:p text:style-name="P1"><text:span text:style-name="T3">Pure user space implementation.</text:span></text:p>
              </text:list-item>
              <text:list-item>
                <text:p text:style-name="P1"><text:span text:style-name="T2">DOES NOT DISABLE INTERRUPTS!</text:span></text:p>
              </text:list-item>
              <text:list-item>
                <text:p text:style-name="P1"><text:span text:style-name="T3">Did I mention that it </text:span><text:span text:style-name="T2">DOES NOT DISABLE INTERRUPTS?!?</text:span></text:p>
              </text:list-item>
              <text:list-item>
                <text:p text:style-name="P1"><text:span text:style-name="T3">It is interesting to note that </text:span><text:span text:style-name="T2">IT DOES NOT DISABLE INTERRUPTS.</text:span></text:p>
              </text:list-item>
              <text:list-item>
                <text:p text:style-name="P1"><text:span text:style-name="T3">And finally note that </text:span><text:span text:style-name="T2">NO INTERRUPTS ARE DISABL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r space spin lock - issu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The api is straight forward.</text:p>
              </text:list-item>
              <text:list-item>
                <text:p>The problem with this API is that <text:span text:style-name="T2">IT DOES NOT DISABLE INTERRUPTS</text:span></text:p>
              </text:list-item>
              <text:list-item>
                <text:p><text:span text:style-name="T3">This means that you may end up spinning for a whole time slice (~1ms) if the two racing contexts are on the same core.</text:span></text:p>
              </text:list-item>
              <text:list-item>
                <text:p><text:span text:style-name="T3">This is really ba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r space spin lock – when to use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Use only when the two racing contexts are running on two different cores and are the highest priority contexts on these two cores.</text:p>
              </text:list-item>
              <text:list-item>
                <text:p>Otherwise you get too much spinning.</text:p>
              </text:list-item>
              <text:list-item>
                <text:p>Kapish?!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tex – Fast user space lock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A mutex build half in user space and half in kernel space.</text:p>
              </text:list-item>
              <text:list-item>
                <text:p>State of the lock is in user space.</text:p>
              </text:list-item>
              <text:list-item>
                <text:p>Wait list is in kernel space.</text:p>
              </text:list-item>
              <text:list-item>
                <text:p>Allows to lock/unlock without calling kernel space in the uncontended case.</text:p>
              </text:list-item>
              <text:list-item>
                <text:p><text:span text:style-name="T2">A Masterpiece of Linux engineering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s V semapho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Reminder: Sys V is AT&amp;T's version of UNIX dating to circa 1983. In that version important API's like this one were first introduced into the UNIX world.</text:p>
              </text:list-item>
              <text:list-item>
                <text:p>Sys V semaphores are, however, crap.</text:p>
              </text:list-item>
              <text:list-item>
                <text:p>This is because they always go to the kernel. Even in the uncontended case.</text:p>
              </text:list-item>
              <text:list-item>
                <text:p>Do not use. Use posix semaphores instea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7T13:09:13.316921265</meta:creation-date>
    <meta:editing-duration>PT21M9S</meta:editing-duration>
    <meta:editing-cycles>9</meta:editing-cycles>
    <dc:date>2015-12-27T13:29:51.696126094</dc:date>
    <meta:generator>LibreOffice/4.3.7.2$Linux_x86 LibreOffice_project/430m0$Build-2</meta:generator>
    <meta:document-statistic meta:object-count="64"/>
  </office:meta>
</office:document-meta>
</file>